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</office:automatic-styles>
  <office:body>
    <office:text text:use-soft-page-breaks="true">
      <text:h text:style-name="P1" text:outline-level="1">Requirement Specifications</text:h>
      <text:list text:style-name="LFO1" text:continue-numbering="true">
        <text:list-item>
          <text:p text:style-name="P2">Website with the following pages<text:s/>css / html solomon</text:p>
          <text:list text:continue-numbering="true">
            <text:list-item>
              <text:p text:style-name="P3">Home<text:s/>page</text:p>
            </text:list-item>
            <text:list-item>
              <text:p text:style-name="P4">About us</text:p>
            </text:list-item>
            <text:list-item>
              <text:p text:style-name="P5">Tourist location pages</text:p>
            </text:list-item>
          </text:list>
        </text:list-item>
        <text:list-item>
          <text:p text:style-name="P6">User rating (1 to 5 stars)</text:p>
        </text:list-item>
        <text:list-item>
          <text:p text:style-name="P7">User written review</text:p>
        </text:list-item>
        <text:list-item>
          <text:p text:style-name="P8">Review comment section</text:p>
        </text:list-item>
        <text:list-item>
          <text:p text:style-name="P9">Search bar for locations<text:s/>-isaac</text:p>
        </text:list-item>
        <text:list-item>
          <text:p text:style-name="P10">Categories for types of<text:s/>locations</text:p>
        </text:list-item>
        <text:list-item>
          <text:p text:style-name="P11">Ranking system for locations<text:s/>- isaac</text:p>
        </text:list-item>
        <text:list-item>
          <text:p text:style-name="P12">Ability to add new location reviews</text:p>
        </text:list-item>
        <text:list-item>
          <text:p text:style-name="P13">Association moderation page for new additional locations</text:p>
        </text:list-item>
        <text:list-item>
          <text:p text:style-name="P14">Database for locations<text:s/></text:p>
        </text:list-item>
      </text:list>
      <text:p text:style-name="Normal"/>
      <text:h text:style-name="Heading2" text:outline-level="2">Solomon -design</text:h>
      <text:p text:style-name="Normal">design – css</text:p>
      <text:p text:style-name="Normal">ui</text:p>
      <text:h text:style-name="Heading2" text:outline-level="2">Isaac</text:h>
      <text:p text:style-name="Normal">Responsive web</text:p>
      <text:p text:style-name="Normal">programming</text:p>
      <text:p text:style-name="Normal">written</text:p>
      <text:h text:style-name="Heading2" text:outline-level="2">Sufiyan<text:s/>– database dev</text:h>
      <text:p text:style-name="Normal">Html/css</text:p>
      <text:p text:style-name="Normal">Javascript</text:p>
      <text:p text:style-name="Normal">Php</text:p>
      <text:p text:style-name="Normal">Pyth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b bobman</meta:initial-creator>
    <dc:creator>bob bobman</dc:creator>
    <meta:creation-date>2022-10-28T19:09:00Z</meta:creation-date>
    <dc:date>2022-10-30T21:44:00Z</dc:date>
    <meta:template xlink:href="Normal" xlink:type="simple"/>
    <meta:editing-cycles>3</meta:editing-cycles>
    <meta:editing-duration>PT6180S</meta:editing-duration>
    <meta:document-statistic meta:page-count="1" meta:paragraph-count="1" meta:word-count="80" meta:character-count="539" meta:row-count="3" meta:non-whitespace-character-count="460"/>
  </office:meta>
</office:document-meta>
</file>